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1000000A094D508B5343666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875in" fo:margin-left="0.0146in" table:align="left"/>
    </style:style>
    <style:style style:name="Table1.A" style:family="table-column">
      <style:table-column-properties style:column-width="6.6875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c2c59" officeooo:paragraph-rsid="001c2c59"/>
    </style:style>
    <style:style style:name="P2" style:family="paragraph" style:parent-style-name="Table_20_Contents">
      <style:text-properties officeooo:rsid="001e0358" officeooo:paragraph-rsid="001e0358"/>
    </style:style>
    <style:style style:name="P3" style:family="paragraph" style:parent-style-name="Table_20_Contents">
      <style:text-properties officeooo:rsid="0021f31c" officeooo:paragraph-rsid="0021f31c"/>
    </style:style>
    <style:style style:name="P4" style:family="paragraph" style:parent-style-name="Table_20_Contents">
      <style:text-properties officeooo:rsid="00267fce" officeooo:paragraph-rsid="00267fce"/>
    </style:style>
    <style:style style:name="P5" style:family="paragraph" style:parent-style-name="Table_20_Contents">
      <style:text-properties officeooo:rsid="00285bee" officeooo:paragraph-rsid="00285bee"/>
    </style:style>
    <style:style style:name="P6" style:family="paragraph" style:parent-style-name="Table_20_Contents">
      <style:text-properties officeooo:rsid="0029556d" officeooo:paragraph-rsid="0029556d"/>
    </style:style>
    <style:style style:name="P7" style:family="paragraph" style:parent-style-name="Table_20_Contents">
      <style:text-properties officeooo:rsid="002df8db" officeooo:paragraph-rsid="002df8db"/>
    </style:style>
    <style:style style:name="P8" style:family="paragraph" style:parent-style-name="Table_20_Contents">
      <style:text-properties officeooo:rsid="0030b3be" officeooo:paragraph-rsid="0030b3be"/>
    </style:style>
    <style:style style:name="P9" style:family="paragraph" style:parent-style-name="Table_20_Contents">
      <style:text-properties officeooo:rsid="0036afd0" officeooo:paragraph-rsid="0036afd0"/>
    </style:style>
    <style:style style:name="P10" style:family="paragraph" style:parent-style-name="Table_20_Contents">
      <style:text-properties officeooo:rsid="003acd54" officeooo:paragraph-rsid="003acd54"/>
    </style:style>
    <style:style style:name="P11" style:family="paragraph" style:parent-style-name="Standard">
      <style:paragraph-properties fo:text-align="center" style:justify-single-word="false" fo:orphans="1"/>
      <style:text-properties loext:padding="0in" loext:border="none"/>
    </style:style>
    <style:style style:name="P12" style:family="paragraph" style:parent-style-name="Standard">
      <style:paragraph-properties fo:orphans="1"/>
    </style:style>
    <style:style style:name="P13" style:family="paragraph" style:parent-style-name="Table_20_Contents" style:list-style-name="L1">
      <style:text-properties officeooo:rsid="001c2c59" officeooo:paragraph-rsid="001c2c59"/>
    </style:style>
    <style:style style:name="P14" style:family="paragraph" style:parent-style-name="Table_20_Contents" style:list-style-name="L2">
      <style:text-properties officeooo:rsid="0021f31c" officeooo:paragraph-rsid="0021f31c"/>
    </style:style>
    <style:style style:name="P15" style:family="paragraph" style:parent-style-name="Table_20_Contents" style:list-style-name="L2">
      <style:text-properties officeooo:rsid="0022ac23" officeooo:paragraph-rsid="0022ac23"/>
    </style:style>
    <style:style style:name="P16" style:family="paragraph" style:parent-style-name="Table_20_Contents" style:list-style-name="L2">
      <style:text-properties officeooo:rsid="00267fce" officeooo:paragraph-rsid="00267fce"/>
    </style:style>
    <style:style style:name="P17" style:family="paragraph" style:parent-style-name="Table_20_Contents" style:list-style-name="L3">
      <style:text-properties officeooo:rsid="002a935f" officeooo:paragraph-rsid="002a935f"/>
    </style:style>
    <style:style style:name="P18" style:family="paragraph" style:parent-style-name="Table_20_Contents" style:list-style-name="L3">
      <style:text-properties style:text-underline-style="solid" style:text-underline-type="double" style:text-underline-width="auto" style:text-underline-color="font-color" officeooo:rsid="002a935f" officeooo:paragraph-rsid="002a935f"/>
    </style:style>
    <style:style style:name="P19" style:family="paragraph" style:parent-style-name="Table_20_Contents" style:list-style-name="L4">
      <style:text-properties officeooo:rsid="0029556d" officeooo:paragraph-rsid="0029556d"/>
    </style:style>
    <style:style style:name="P20" style:family="paragraph" style:parent-style-name="Table_20_Contents" style:list-style-name="L5">
      <style:text-properties officeooo:rsid="0030b3be" officeooo:paragraph-rsid="0030b3be"/>
    </style:style>
    <style:style style:name="P21" style:family="paragraph" style:parent-style-name="Text_20_body" style:list-style-name="L6"/>
    <style:style style:name="P22" style:family="paragraph" style:parent-style-name="Text_20_body" style:list-style-name="L8"/>
    <style:style style:name="P23" style:family="paragraph" style:parent-style-name="Text_20_body">
      <style:text-properties officeooo:rsid="003f75dd" officeooo:paragraph-rsid="003f75dd"/>
    </style:style>
    <style:style style:name="P24" style:family="paragraph" style:parent-style-name="Text_20_body" style:list-style-name="L6">
      <style:paragraph-properties fo:margin-top="0in" fo:margin-bottom="0in" loext:contextual-spacing="false"/>
      <style:text-properties officeooo:paragraph-rsid="003f75dd"/>
    </style:style>
    <style:style style:name="P25" style:family="paragraph" style:parent-style-name="Text_20_body" style:list-style-name="L8">
      <style:paragraph-properties fo:margin-top="0in" fo:margin-bottom="0in" loext:contextual-spacing="false"/>
    </style:style>
    <style:style style:name="P26" style:family="paragraph" style:parent-style-name="Text_20_body" style:list-style-name="L6">
      <style:paragraph-properties fo:margin-top="0in" fo:margin-bottom="0in" loext:contextual-spacing="false"/>
      <style:text-properties officeooo:rsid="003f75dd" officeooo:paragraph-rsid="003f75dd"/>
    </style:style>
    <style:style style:name="T1" style:family="text">
      <style:text-properties officeooo:rsid="002934d6"/>
    </style:style>
    <style:style style:name="T2" style:family="text">
      <style:text-properties officeooo:rsid="003f75dd"/>
    </style:style>
    <style:style style:name="T3" style:family="text">
      <style:text-properties fo:font-weight="bold"/>
    </style:style>
    <style:style style:name="fr1" style:family="graphic" style:parent-style-name="Graphics">
      <style:graphic-properties fo:margin-left="0in" fo:margin-right="0in" fo:margin-top="0in" fo:margin-bottom="0in" style:vertical-pos="from-top"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23"/>
      <table:table table:name="Table2" table:style-name="Table2">
        <table:table-column table:style-name="Table2.A"/>
        <table:table-row table:style-name="TableLine94545031937616">
          <table:table-cell table:style-name="Table2.A1" office:value-type="string">
            <text:list xml:id="list2867252591" text:style-name="L6">
              <text:list-header>
                <text:p text:style-name="P24"/>
                <text:p text:style-name="P26">Couldn’t get IP address</text:p>
                <text:p text:style-name="P24"/>
              </text:list-header>
              <text:list-item>
                <text:p text:style-name="P24"><text:span text:style-name="T2">Run </text:span>a packet capture for ports 67 and 68 and monitor the packet flow. If you see the DHCP Offer request being dropped by the Sophos Firewall, proceed with the steps below.</text:p>
              </text:list-item>
              <text:list-item>
                <text:p text:style-name="P21"/>
              </text:list-item>
              <text:list-item>
                <text:p text:style-name="P21">Go to <text:span text:style-name="Strong_20_Emphasis">Network &gt; DHCP</text:span>. Under the <text:span text:style-name="Strong_20_Emphasis">Relay</text:span> section, remove the DHCP relay "Internal DHCP".</text:p>
              </text:list-item>
            </text:list>
            <text:list xml:id="list3603184035" text:style-name="L8">
              <text:list-item>
                <text:p text:style-name="P25">DHCP relay requests should now be pass through without issues.</text:p>
              </text:list-item>
              <text:list-item>
                <text:p text:style-name="P22">A DHCP relay is not required for an interface where it is in the same broadcast domain as the DHCP server, as long as there is no DHCP server configured on the firewall it will get the request.</text:p>
              </text:list-item>
            </text:list>
            <text:p text:style-name="Table_20_Contents"/>
            <text:p text:style-name="Standard">What are the 4 steps of DHCP?</text:p>
            <text:section text:style-name="Sect1" text:name="exacc_d-kOYt-nJqWaseMP5euH8AM16">
              <text:section text:style-name="Sect1" text:name="_d-kOYt-nJqWaseMP5euH8AM59">
                <text:section text:style-name="Sect1" text:name="MEDIA_RESULT_GROUP_41_d-kOYt-nJqWaseMP5euH8AM__52">
                  <text:section text:style-name="Sect1" text:name="media_result_group">
                    <text:p text:style-name="P11"><draw:a xlink:type="simple" xlink:href="https://www.google.com/search?client=ubuntu&amp;channel=fs&amp;sxsrf=APq-WBtyv99Jzxl8QFpfh4xCT02GHzw6-g:1645144439637&amp;q=What+are+the+4+steps+of+DHCP?&amp;tbm=isch&amp;source=iu&amp;ictx=1&amp;vet=1&amp;fir=j-Muu80shCvpXM%252C6-3qE_FkOcPIWM%252C_&amp;usg=AI4_-kTGWxO10Yp_IYPZa2Uy0Jko7VigwQ&amp;sa=X&amp;ved=2ahUKEwifv7bPgIj2AhUlTWwGHeX1AT4Q9QF6BAhLEAE#imgrc=j-Muu80shCvpXM"><draw:frame draw:style-name="fr1" draw:name="Image1" text:anchor-type="as-char" svg:y="-1.6252in" svg:width="1.198in" svg:height="1.6874in" draw:z-index="0"><draw:image xlink:href="Pictures/1000000000000071000000A094D508B53436664B.png" xlink:type="simple" xlink:show="embed" xlink:actuate="onLoad" loext:mime-type="image/png"/><svg:title>Image result for DHPC working wireshark</svg:title></draw:frame></draw:a></text:p>
                  </text:section>
                </text:section>
                <text:section text:style-name="Sect1" text:name="WEB_ANSWERS_RESULT_44_d-kOYt-nJqWaseMP5euH8AM__55">
                  <text:p text:style-name="P12">DHCP operations fall into four phases: <text:span text:style-name="T3">server discovery, IP lease offer, IP lease request, and IP lease acknowledgement</text:span>. These stages are often abbreviated as DORA for discovery, offer, request, and acknowledgement.</text:p>
                </text:section>
              </text:section>
            </text:section>
            <text:p text:style-name="Table_20_Contents"/>
          </table:table-cell>
        </table:table-row>
        <table:table-row table:style-name="TableLine94545031937616">
          <table:table-cell table:style-name="Table2.A2" office:value-type="string">
            <text:p text:style-name="Table_20_Contents"/>
          </table:table-cell>
        </table:table-row>
        <table:table-row table:style-name="TableLine94545031937616">
          <table:table-cell table:style-name="Table2.A2" office:value-type="string">
            <text:p text:style-name="Table_20_Contents"/>
          </table:table-cell>
        </table:table-row>
        <table:table-row table:style-name="TableLine94545031937616">
          <table:table-cell table:style-name="Table2.A2" office:value-type="string">
            <text:p text:style-name="Table_20_Contents"/>
          </table:table-cell>
        </table:table-row>
      </table:table>
      <text:p text:style-name="Text_20_body"/>
      <text:p text:style-name="Text_20_body"/>
      <table:table table:name="Table1" table:style-name="Table1">
        <table:table-column table:style-name="Table1.A"/>
        <table:table-row table:style-name="TableLine94545025570496">
          <table:table-cell table:style-name="Table1.A1" office:value-type="string">
            <text:p text:style-name="P1">FIREWALL BASICS</text:p>
            <text:list xml:id="list2601043807" text:style-name="L1">
              <text:list-item>
                <text:p text:style-name="P13">port forwarding and Network Address Translation</text:p>
                <text:p text:style-name="P13">- Its <text:s/>all about forwarding packets from public to private network. Port forwading is process to forward request from one WAN port to other LAN port.</text:p>
                <text:p text:style-name="P13">- WAN ip to LAN ip : NAT</text:p>
              </text:list-item>
            </text:list>
            <text:p text:style-name="P1"/>
            <text:p text:style-name="P1"><text:a xlink:type="simple" xlink:href="https://202.166.220.2:4444/webconsole/webpages/login.jsp" text:style-name="Internet_20_link" text:visited-style-name="Visited_20_Internet_20_Link">https://202.166.220.2:4444/webconsole/webpages/login.jsp</text:a></text:p>
            <text:p text:style-name="P2">https: 192.168.100.1</text:p>
            <text:p text:style-name="P1"/>
            <text:p text:style-name="P1"/>
          </table:table-cell>
        </table:table-row>
        <table:table-row table:style-name="TableLine94545029888944">
          <table:table-cell table:style-name="Table1.A2" office:value-type="string">
            <text:p text:style-name="P3">SOHPOS:</text:p>
            <text:list xml:id="list1938838513" text:style-name="L2">
              <text:list-item>
                <text:p text:style-name="P14"><text:soft-page-break/>heartbeat in sophos: It is service that provide health info to firewall. Health status are indicated by color. GREEN=okay, YELLOW=attention required, RED=critical. If the state is critical then firewall isolates the endpoints with other resources of the system.</text:p>
              </text:list-item>
              <text:list-item>
                <text:p text:style-name="P15">PORT FORWARDING: </text:p>
                <text:p text:style-name="P16"/>
              </text:list-item>
            </text:list>
          </table:table-cell>
        </table:table-row>
        <table:table-row table:style-name="TableLine94545030914656">
          <table:table-cell table:style-name="Table1.A2" office:value-type="string">
            <text:p text:style-name="P4"><text:s/><text:span text:style-name="T1">ZERO DAY ATTACKS:</text:span></text:p>
            <text:p text:style-name="P4">- <text:span text:style-name="T1">attack due to vulnerability to the point of time where user has no knowledge of attack and even has no patch to apply. </text:span></text:p>
            <text:p text:style-name="P4"/>
            <text:p text:style-name="P4"/>
            <text:list xml:id="list4266534223" text:style-name="L3">
              <text:list-item>
                <text:p text:style-name="P17">Bridge mode</text:p>
              </text:list-item>
              <text:list-item>
                <text:p text:style-name="P17">gateway mode</text:p>
              </text:list-item>
              <text:list-item>
                <text:p text:style-name="P17">discover mode</text:p>
                <text:p text:style-name="P18"/>
              </text:list-item>
            </text:list>
          </table:table-cell>
        </table:table-row>
        <table:table-row table:style-name="TableLine94545030938672">
          <table:table-cell table:style-name="Table1.A2" office:value-type="string">
            <text:p text:style-name="P5">DIAGNOSTICS:</text:p>
            <text:list xml:id="list1278400524" text:style-name="L4">
              <text:list-item>
                <text:p text:style-name="P19">tools</text:p>
              </text:list-item>
            </text:list>
            <text:p text:style-name="P6"/>
            <text:list xml:id="list71009353205169" text:continue-numbering="true" text:style-name="L4">
              <text:list-item>
                <text:p text:style-name="P19">system graphs</text:p>
              </text:list-item>
            </text:list>
            <text:p text:style-name="P6"/>
            <text:list xml:id="list71009009472528" text:continue-numbering="true" text:style-name="L4">
              <text:list-item>
                <text:p text:style-name="P19">url category</text:p>
              </text:list-item>
            </text:list>
            <text:p text:style-name="P6"/>
            <text:list xml:id="list71010657514623" text:continue-numbering="true" text:style-name="L4">
              <text:list-item>
                <text:p text:style-name="P19">packet capture</text:p>
              </text:list-item>
            </text:list>
            <text:p text:style-name="P6"/>
            <text:p text:style-name="P6"/>
            <text:p text:style-name="P6"/>
            <text:list xml:id="list71010026953311" text:continue-numbering="true" text:style-name="L4">
              <text:list-item>
                <text:p text:style-name="P19">connection list</text:p>
              </text:list-item>
            </text:list>
            <text:p text:style-name="P6"/>
            <text:p text:style-name="P5"/>
            <text:p text:style-name="P5"/>
          </table:table-cell>
        </table:table-row>
        <table:table-row table:style-name="TableLine94545030974720">
          <table:table-cell table:style-name="Table1.A2" office:value-type="string">
            <text:p text:style-name="P7">NETWORK</text:p>
            <text:p text:style-name="P7"/>
            <text:p text:style-name="P7"/>
            <text:p text:style-name="P7"/>
          </table:table-cell>
        </table:table-row>
        <table:table-row table:style-name="TableLine94545030986016">
          <table:table-cell table:style-name="Table1.A2" office:value-type="string">
            <text:p text:style-name="P7">FIREWALL</text:p>
            <text:p text:style-name="P7"/>
            <text:p text:style-name="P7"/>
            <text:p text:style-name="P7"/>
          </table:table-cell>
        </table:table-row>
        <table:table-row table:style-name="TableLine94545030986656">
          <table:table-cell table:style-name="Table1.A2" office:value-type="string">
            <text:p text:style-name="P8"/>
            <text:p text:style-name="P8">PROFILES:</text:p>
            <text:p text:style-name="P8"/>
            <text:p text:style-name="P8"/>
            <text:p text:style-name="P8"/>
            <text:list xml:id="list1791023494" text:style-name="L5">
              <text:list-item>
                <text:p text:style-name="P20">schedules</text:p>
                <text:p text:style-name="P20">- </text:p>
                <text:p text:style-name="P20"/>
              </text:list-item>
              <text:list-item>
                <text:p text:style-name="P20">access time</text:p>
                <text:p text:style-name="P20">- </text:p>
              </text:list-item>
            </text:list>
            <text:p text:style-name="P8"/>
            <text:list xml:id="list71009216308305" text:continue-numbering="true" text:style-name="L5">
              <text:list-item>
                <text:p text:style-name="P20">quotas</text:p>
                <text:p text:style-name="P20">-</text:p>
              </text:list-item>
            </text:list>
            <text:p text:style-name="P8"><text:soft-page-break/></text:p>
            <text:list xml:id="list71010707517767" text:continue-numbering="true" text:style-name="L5">
              <text:list-item>
                <text:p text:style-name="P20">surfing</text:p>
                <text:p text:style-name="P20">- <text:s/></text:p>
              </text:list-item>
            </text:list>
            <text:p text:style-name="P8"/>
            <text:list xml:id="list71010400910599" text:continue-numbering="true" text:style-name="L5">
              <text:list-item>
                <text:p text:style-name="P20">administration</text:p>
                <text:p text:style-name="P20">- </text:p>
              </text:list-item>
            </text:list>
            <text:p text:style-name="P8"/>
            <text:p text:style-name="P8"/>
          </table:table-cell>
        </table:table-row>
        <table:table-row table:style-name="TableLine94545030987296">
          <table:table-cell table:style-name="Table1.A2" office:value-type="string">
            <text:p text:style-name="P9">#user based firewall rules:</text:p>
            <text:p text:style-name="P9">- <text:a xlink:type="simple" xlink:href="https://support.sophos.com/support/s/article/KB-000035564?language=en_US" text:style-name="Internet_20_link" text:visited-style-name="Visited_20_Internet_20_Link">https://support.sophos.com/support/s/article/KB-000035564?language=en_US</text:a></text:p>
            <text:p text:style-name="P9"/>
            <text:p text:style-name="P9"/>
          </table:table-cell>
        </table:table-row>
        <table:table-row table:style-name="TableLine94545030987984">
          <table:table-cell table:style-name="Table1.A2" office:value-type="string">
            <text:p text:style-name="P10">VPN:</text:p>
            <text:p text:style-name="P10"/>
            <text:p text:style-name="P10">#show vpn IPsec-logs</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7T14:15:40.544652145</meta:creation-date>
    <meta:generator>LibreOffice/6.4.7.2$Linux_X86_64 LibreOffice_project/40$Build-2</meta:generator>
    <dc:date>2022-02-18T06:20:37.348882574</dc:date>
    <meta:editing-duration>PT14H3M17S</meta:editing-duration>
    <meta:editing-cycles>17</meta:editing-cycles>
    <meta:document-statistic meta:table-count="2" meta:image-count="1" meta:object-count="0" meta:page-count="3" meta:paragraph-count="49" meta:word-count="321" meta:character-count="1867" meta:non-whitespace-character-count="1612"/>
  </office:meta>
</office:document-meta>
</file>